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2.118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38cm"/>
    </style:style>
    <style:style style:name="Table1.24" style:family="table-row">
      <style:table-row-properties style:min-row-height="1.162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c2f5e2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c61d1b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d46a0b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69093" officeooo:paragraph-rsid="00369093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f7362" officeooo:paragraph-rsid="003f7362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8c3c40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8c3c40" officeooo:paragraph-rsid="01e4934d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20a5d0" officeooo:paragraph-rsid="01b1568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77e272" officeooo:paragraph-rsid="0189787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8b8161" officeooo:paragraph-rsid="018b816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177e272" officeooo:paragraph-rsid="01c61d1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13b0c71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81f04c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177e272" officeooo:paragraph-rsid="0177e272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177e272" officeooo:paragraph-rsid="0189787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officeooo:rsid="01dcce2d" officeooo:paragraph-rsid="01dcce2d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13b0c71" style:font-weight-asian="bold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7e272" officeooo:paragraph-rsid="0177e27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187f1ff" officeooo:paragraph-rsid="01c9ca9a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187f1ff" officeooo:paragraph-rsid="01d46a0b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1dcce2d" officeooo:paragraph-rsid="01dcce2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d46a0b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268e6a" officeooo:paragraph-rsid="019d916c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246507" officeooo:paragraph-rsid="01c39dcd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b46e22" officeooo:paragraph-rsid="01b46e22" fo:background-color="#ffffff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cb63b0" officeooo:paragraph-rsid="01cb63b0" fo:background-color="#ffffff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1a42973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normal" officeooo:rsid="01cb63b0" officeooo:paragraph-rsid="01cb63b0" fo:background-color="#ffffff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19c56e2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officeooo:paragraph-rsid="020bd7cd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fo:font-weight="bold" officeooo:paragraph-rsid="020bd7c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paragraph-rsid="020bd7cd"/>
    </style:style>
    <style:style style:name="P43" style:family="paragraph" style:parent-style-name="Text_20_body">
      <style:paragraph-properties fo:margin-left="0cm" fo:margin-right="0cm" fo:margin-top="0cm" fo:margin-bottom="0.499cm" loext:contextual-spacing="false" fo:line-height="100%" fo:text-align="start" style:justify-single-word="false" fo:text-indent="0cm" style:auto-text-indent="false"/>
      <style:text-properties style:use-window-font-color="true" style:font-name="Liberation Serif" fo:font-size="12pt" fo:font-weight="normal" officeooo:rsid="001e6354" officeooo:paragraph-rsid="02163f96" fo:background-color="#ffffff" style:font-size-asian="12pt" style:font-weight-asian="normal" style:font-size-complex="12pt" style:font-weight-complex="normal"/>
    </style:style>
    <style:style style:name="P44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45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46" style:family="paragraph" style:parent-style-name="Text_20_body">
      <style:text-properties style:font-name="Liberation Serif" fo:font-size="12pt" style:font-size-asian="12pt" style:font-size-complex="12pt"/>
    </style:style>
    <style:style style:name="P47" style:family="paragraph" style:parent-style-name="Text_20_body">
      <style:text-properties style:font-name="Liberation Serif" fo:font-size="12pt" officeooo:rsid="01446a63" officeooo:paragraph-rsid="01446a63" style:font-size-asian="12pt" style:font-size-complex="12pt"/>
    </style:style>
    <style:style style:name="P48" style:family="paragraph" style:parent-style-name="Text_20_body">
      <style:text-properties style:font-name="Liberation Serif" fo:font-size="12pt" officeooo:paragraph-rsid="01bd6b57" style:font-size-asian="12pt" style:font-size-complex="12pt"/>
    </style:style>
    <style:style style:name="P49" style:family="paragraph" style:parent-style-name="Text_20_body">
      <style:text-properties style:font-name="Liberation Serif" fo:font-size="12pt" officeooo:rsid="01c1544b" officeooo:paragraph-rsid="01dd89f9" style:font-size-asian="12pt" style:font-size-complex="12pt"/>
    </style:style>
    <style:style style:name="P50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1" style:family="paragraph" style:parent-style-name="Text_20_body">
      <style:text-properties style:font-name="Liberation Serif" fo:font-size="12pt" fo:font-weight="normal" officeooo:rsid="01c1544b" officeooo:paragraph-rsid="01dd89f9" style:font-size-asian="12pt" style:font-weight-asian="normal" style:font-size-complex="12pt" style:font-weight-complex="normal"/>
    </style:style>
    <style:style style:name="P52" style:family="paragraph" style:parent-style-name="Text_20_body">
      <style:text-properties style:font-name="Liberation Serif" fo:font-size="10pt" officeooo:paragraph-rsid="01c1544b" style:font-size-asian="10pt" style:font-size-complex="10pt"/>
    </style:style>
    <style:style style:name="P53" style:family="paragraph" style:parent-style-name="Text_20_body">
      <style:text-properties officeooo:paragraph-rsid="0157a94b"/>
    </style:style>
    <style:style style:name="P54" style:family="paragraph" style:parent-style-name="Text_20_body">
      <style:text-properties style:font-name="Liberation Mono" fo:font-weight="bold" style:font-weight-asian="bold" style:font-weight-complex="bold"/>
    </style:style>
    <style:style style:name="P55" style:family="paragraph" style:parent-style-name="Text_20_body">
      <style:text-properties officeooo:rsid="01f51e47"/>
    </style:style>
    <style:style style:name="P56" style:family="paragraph" style:parent-style-name="Heading_20_2">
      <style:text-properties style:font-name="Liberation Serif" fo:font-size="12pt" style:font-size-asian="12pt" style:font-size-complex="12pt"/>
    </style:style>
    <style:style style:name="P57" style:family="paragraph" style:parent-style-name="Text_20_body">
      <style:paragraph-properties fo:margin-top="0cm" fo:margin-bottom="0cm" loext:contextual-spacing="false"/>
    </style:style>
    <style:style style:name="P58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59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60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200c300" fo:background-color="#ffffff" style:font-size-asian="12pt" style:font-size-complex="12pt"/>
    </style:style>
    <style:style style:name="P61" style:family="paragraph" style:parent-style-name="Preformatted_20_Text">
      <style:paragraph-properties fo:margin-top="0cm" fo:margin-bottom="0.499cm" loext:contextual-spacing="false"/>
    </style:style>
    <style:style style:name="P62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63" style:family="paragraph" style:parent-style-name="Preformatted_20_Text">
      <style:paragraph-properties fo:margin-top="0cm" fo:margin-bottom="0.499cm" loext:contextual-spacing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64" style:family="paragraph" style:parent-style-name="Preformatted_20_Text">
      <style:paragraph-properties fo:margin-top="0cm" fo:margin-bottom="0.499cm" loext:contextual-spacing="false"/>
      <style:text-properties style:font-name="Liberation Mono" fo:font-size="10pt" style:font-size-asian="10pt" style:font-size-complex="10pt"/>
    </style:style>
    <style:style style:name="P65" style:family="paragraph" style:parent-style-name="Preformatted_20_Text">
      <style:paragraph-properties fo:margin-top="0cm" fo:margin-bottom="0.499cm" loext:contextual-spacing="false"/>
      <style:text-properties style:font-name="Liberation Mono" fo:font-weight="bold" style:font-weight-asian="bold" style:font-weight-complex="bold"/>
    </style:style>
    <style:style style:name="P66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2140e3b" fo:background-color="#ffffff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margin-top="0cm" fo:margin-bottom="0.499cm" loext:contextual-spacing="false" fo:line-height="100%"/>
      <style:text-properties style:font-name="Liberation Serif" fo:font-size="12pt" officeooo:rsid="06e68e67" officeooo:paragraph-rsid="02140e3b" fo:background-color="#ffffff" style:font-size-asian="12pt" style:font-size-complex="12pt"/>
    </style:style>
    <style:style style:name="P69" style:family="paragraph" style:parent-style-name="Text_20_body">
      <style:paragraph-properties fo:margin-top="0cm" fo:margin-bottom="0.499cm" loext:contextual-spacing="false" fo:line-height="100%"/>
      <style:text-properties style:use-window-font-color="true" style:font-name="Liberation Serif" fo:font-size="12pt" fo:font-weight="normal" officeooo:rsid="00256ab9" officeooo:paragraph-rsid="02157701" fo:background-color="#ffffff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fo:font-weight="bold" style:font-weight-asian="bold" style:font-weight-complex="bold"/>
    </style:style>
    <style:style style:name="P71" style:family="paragraph" style:parent-style-name="Preformatted_20_Text">
      <style:text-properties style:font-name="Liberation Mono" fo:font-size="10pt" fo:font-weight="bold" officeooo:paragraph-rsid="01cb63b0" style:font-size-asian="10pt" style:font-weight-asian="bold" style:font-size-complex="10pt" style:font-weight-complex="bold"/>
    </style:style>
    <style:style style:name="P72" style:family="paragraph" style:parent-style-name="Preformatted_20_Text">
      <style:text-properties style:font-name="Liberation Serif" fo:font-size="12pt" fo:font-weight="normal" officeooo:rsid="01cf3a63" officeooo:paragraph-rsid="01cf3a63" style:font-size-asian="12pt" style:font-weight-asian="normal" style:font-size-complex="12pt" style:font-weight-complex="normal"/>
    </style:style>
    <style:style style:name="P73" style:family="paragraph" style:parent-style-name="Heading_20_1">
      <style:text-properties officeooo:paragraph-rsid="01a42973"/>
    </style:style>
    <style:style style:name="P74" style:family="paragraph" style:parent-style-name="Standard" style:list-style-name="L4">
      <style:paragraph-properties fo:margin-top="0cm" fo:margin-bottom="0cm" loext:contextual-spacing="true"/>
      <style:text-properties style:font-name="Liberation Serif" fo:font-size="12pt" officeooo:paragraph-rsid="02130a55" style:font-size-asian="12pt" style:font-size-complex="12pt"/>
    </style:style>
    <style:style style:name="P75" style:family="paragraph" style:parent-style-name="Standard" style:list-style-name="L4">
      <style:paragraph-properties fo:margin-top="0cm" fo:margin-bottom="0cm" loext:contextual-spacing="true"/>
      <style:text-properties style:font-name="Liberation Serif" fo:font-size="12pt" officeooo:paragraph-rsid="020bd7cd" style:font-size-asian="12pt" style:font-size-complex="12pt"/>
    </style:style>
    <style:style style:name="P76" style:family="paragraph" style:parent-style-name="Standard" style:list-style-name="L4">
      <style:paragraph-properties fo:margin-top="0cm" fo:margin-bottom="0cm" loext:contextual-spacing="false" fo:line-height="100%"/>
      <style:text-properties style:font-name="Liberation Serif" fo:font-size="12pt" fo:font-weight="normal" officeooo:paragraph-rsid="020bd7cd" style:font-size-asian="12pt" style:font-weight-asian="normal" style:font-size-complex="12pt" style:font-weight-complex="normal"/>
    </style:style>
    <style:style style:name="P77" style:family="paragraph" style:parent-style-name="Table_20_Contents" style:list-style-name="L3">
      <style:paragraph-properties fo:margin-top="0cm" fo:margin-bottom="0cm" loext:contextual-spacing="false" fo:line-height="100%"/>
    </style:style>
    <style:style style:name="P78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79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2140e3b" fo:background-color="#ffffff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217e39b" style:text-blinking="false" fo:background-color="transparent" style:font-size-asian="12pt" style:font-weight-asian="normal" style:font-size-complex="12pt" style:font-weight-complex="normal"/>
    </style:style>
    <style:style style:name="P81" style:family="paragraph" style:parent-style-name="Text_20_body" style:list-style-name="L2"/>
    <style:style style:name="P82" style:family="paragraph" style:parent-style-name="Text_20_body" style:list-style-name="L6"/>
    <style:style style:name="P83" style:family="paragraph" style:parent-style-name="Text_20_body" style:list-style-name="L8"/>
    <style:style style:name="P84" style:family="paragraph" style:parent-style-name="Text_20_body" style:list-style-name="L1">
      <style:paragraph-properties fo:margin-top="0cm" fo:margin-bottom="0cm" loext:contextual-spacing="false"/>
      <style:text-properties officeooo:paragraph-rsid="0158659d"/>
    </style:style>
    <style:style style:name="P85" style:family="paragraph" style:parent-style-name="Text_20_body" style:list-style-name="L2">
      <style:paragraph-properties fo:margin-top="0cm" fo:margin-bottom="0cm" loext:contextual-spacing="false"/>
    </style:style>
    <style:style style:name="P86" style:family="paragraph" style:parent-style-name="Text_20_body" style:list-style-name="L5">
      <style:paragraph-properties fo:margin-top="0cm" fo:margin-bottom="0cm" loext:contextual-spacing="false"/>
    </style:style>
    <style:style style:name="P87" style:family="paragraph" style:parent-style-name="Text_20_body" style:list-style-name="L6">
      <style:paragraph-properties fo:margin-top="0cm" fo:margin-bottom="0cm" loext:contextual-spacing="false"/>
    </style:style>
    <style:style style:name="P88" style:family="paragraph" style:parent-style-name="Text_20_body" style:list-style-name="L6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89" style:family="paragraph" style:parent-style-name="Text_20_body" style:list-style-name="L7">
      <style:paragraph-properties fo:margin-top="0cm" fo:margin-bottom="0cm" loext:contextual-spacing="false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6e68e67" officeooo:paragraph-rsid="0217e39b" style:text-blinking="false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8ff453" style:font-weight-asian="bold" style:font-weight-complex="bold"/>
    </style:style>
    <style:style style:name="T3" style:family="text">
      <style:text-properties fo:font-weight="bold" officeooo:rsid="01abbdd3" style:font-weight-asian="bold" style:font-weight-complex="bold"/>
    </style:style>
    <style:style style:name="T4" style:family="text">
      <style:text-properties fo:font-weight="bold" officeooo:rsid="01b80624" style:font-weight-asian="bold" style:font-weight-complex="bold"/>
    </style:style>
    <style:style style:name="T5" style:family="text">
      <style:text-properties fo:font-weight="bold" officeooo:rsid="01b8fe57" style:font-weight-asian="bold" style:font-weight-complex="bold"/>
    </style:style>
    <style:style style:name="T6" style:family="text">
      <style:text-properties fo:font-weight="bold" officeooo:rsid="01d3642d" style:font-weight-asian="bold" style:font-weight-complex="bold"/>
    </style:style>
    <style:style style:name="T7" style:family="text">
      <style:text-properties fo:font-weight="bold" officeooo:rsid="01e34eb0" style:font-weight-asian="bold" style:font-weight-complex="bold"/>
    </style:style>
    <style:style style:name="T8" style:family="text">
      <style:text-properties fo:font-weight="bold" officeooo:rsid="01ff28d4" style:font-weight-asian="bold" style:font-weight-complex="bold"/>
    </style:style>
    <style:style style:name="T9" style:family="text">
      <style:text-properties fo:font-weight="bold" officeooo:rsid="0209fccd" style:font-weight-asian="bold" style:font-weight-complex="bold"/>
    </style:style>
    <style:style style:name="T10" style:family="text">
      <style:text-properties fo:font-weight="bold" officeooo:rsid="0198a170" style:font-weight-asian="bold" style:font-weight-complex="bold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e883eb" style:font-size-asian="12pt" style:font-size-complex="12pt"/>
    </style:style>
    <style:style style:name="T13" style:family="text">
      <style:text-properties style:font-name="Liberation Serif" fo:font-size="12pt" officeooo:rsid="01a0b5ab" style:font-size-asian="12pt" style:font-size-complex="12pt"/>
    </style:style>
    <style:style style:name="T14" style:family="text">
      <style:text-properties style:font-name="Liberation Serif" fo:font-size="12pt" officeooo:rsid="019f26e1" style:font-size-asian="12pt" style:font-size-complex="12pt"/>
    </style:style>
    <style:style style:name="T15" style:family="text">
      <style:text-properties style:font-name="Liberation Serif" fo:font-size="12pt" fo:font-weight="bold" style:font-size-asian="12pt" style:font-size-complex="12pt"/>
    </style:style>
    <style:style style:name="T16" style:family="text">
      <style:text-properties style:font-name="Liberation Serif" fo:font-size="12pt" fo:font-weight="bold" officeooo:rsid="01469bef" style:font-size-asian="12pt" style:font-size-complex="12pt"/>
    </style:style>
    <style:style style:name="T17" style:family="text">
      <style:text-properties style:font-name="Liberation Serif" fo:font-size="12pt" fo:font-weight="bold" officeooo:rsid="020ef8eb" style:font-size-asian="12pt" style:font-size-complex="12pt"/>
    </style:style>
    <style:style style:name="T1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1fbd8ec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language="en" fo:country="US" fo:font-weight="bold" style:font-size-asian="12pt" style:font-size-complex="12pt"/>
    </style:style>
    <style:style style:name="T23" style:family="text">
      <style:text-properties style:font-name="Liberation Serif" fo:font-size="12pt" fo:language="en" fo:country="US" style:font-size-asian="12pt" style:font-size-complex="12pt"/>
    </style:style>
    <style:style style:name="T24" style:family="text">
      <style:text-properties style:font-name="Liberation Serif" fo:font-weight="bold" officeooo:rsid="00e1e246" style:font-weight-asian="bold" style:font-weight-complex="bold"/>
    </style:style>
    <style:style style:name="T25" style:family="text">
      <style:text-properties style:font-name="Liberation Serif" officeooo:rsid="00e1e24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1b8fe57" style:font-weight-asian="normal" style:font-weight-complex="normal"/>
    </style:style>
    <style:style style:name="T28" style:family="text">
      <style:text-properties fo:font-weight="normal" officeooo:rsid="01ed37d8" style:font-weight-asian="normal" style:font-weight-complex="normal"/>
    </style:style>
    <style:style style:name="T29" style:family="text">
      <style:text-properties fo:font-weight="normal" officeooo:rsid="020833e0" style:font-weight-asian="normal" style:font-weight-complex="normal"/>
    </style:style>
    <style:style style:name="T30" style:family="text">
      <style:text-properties fo:font-weight="normal" officeooo:rsid="0198a170" style:font-weight-asian="normal" style:font-weight-complex="normal"/>
    </style:style>
    <style:style style:name="T31" style:family="text">
      <style:text-properties style:font-weight-asian="bold" style:font-weight-complex="bold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weight="bold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fo:font-weight="bold" officeooo:rsid="00772d71" style:font-weight-asian="bold" style:font-weight-complex="bold"/>
    </style:style>
    <style:style style:name="T36" style:family="text">
      <style:text-properties fo:language="en" fo:country="US" fo:font-weight="bold" officeooo:rsid="01161d4b" style:font-weight-asian="bold" style:font-weight-complex="bold"/>
    </style:style>
    <style:style style:name="T37" style:family="text">
      <style:text-properties fo:language="en" fo:country="US" fo:font-weight="bold" officeooo:rsid="0212d354" style:font-weight-asian="bold" style:font-weight-complex="bold"/>
    </style:style>
    <style:style style:name="T38" style:family="text">
      <style:text-properties style:font-name="Liberation Mono" fo:font-weight="bold" style:font-weight-asian="bold" style:font-weight-complex="bold"/>
    </style:style>
    <style:style style:name="T39" style:family="text">
      <style:text-properties style:font-name="Liberation Mono" fo:font-weight="bold" officeooo:rsid="01b80624" style:font-weight-asian="bold" style:font-weight-complex="bold"/>
    </style:style>
    <style:style style:name="T40" style:family="text">
      <style:text-properties style:font-name="Liberation Mono" fo:font-weight="bold" officeooo:rsid="01c1544b" style:font-weight-asian="bold" style:font-weight-complex="bold"/>
    </style:style>
    <style:style style:name="T41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2" style:family="text">
      <style:text-properties style:font-name="Liberation Mono" fo:font-size="10pt" fo:font-weight="bold" officeooo:rsid="01b80624" style:font-size-asian="10pt" style:font-weight-asian="bold" style:font-size-complex="10pt" style:font-weight-complex="bold"/>
    </style:style>
    <style:style style:name="T43" style:family="text">
      <style:text-properties style:font-name="Liberation Mono" fo:font-size="10pt" fo:font-weight="bold" officeooo:rsid="00e1e246" style:font-size-asian="10pt" style:font-weight-asian="bold" style:font-size-complex="10pt" style:font-weight-complex="bold"/>
    </style:style>
    <style:style style:name="T44" style:family="text">
      <style:text-properties style:font-name="Liberation Mono" fo:font-size="10pt" fo:font-weight="bold" officeooo:rsid="01c7e7be" style:font-size-asian="10pt" style:font-weight-asian="bold" style:font-size-complex="10pt" style:font-weight-complex="bold"/>
    </style:style>
    <style:style style:name="T45" style:family="text">
      <style:text-properties style:font-name="Liberation Mono" fo:font-size="10pt" fo:font-weight="bold" officeooo:rsid="0177e272" style:font-size-asian="10pt" style:font-weight-asian="bold" style:font-size-complex="10pt" style:font-weight-complex="bold"/>
    </style:style>
    <style:style style:name="T46" style:family="text">
      <style:text-properties style:font-name="Liberation Mono" fo:font-size="10pt" fo:font-weight="bold" officeooo:rsid="01e34eb0" style:font-size-asian="10pt" style:font-weight-asian="bold" style:font-size-complex="10pt" style:font-weight-complex="bold"/>
    </style:style>
    <style:style style:name="T47" style:family="text">
      <style:text-properties style:font-name="Liberation Mono" fo:font-size="10pt" officeooo:rsid="00e1e246" style:font-size-asian="10pt" style:font-size-complex="10pt"/>
    </style:style>
    <style:style style:name="T48" style:family="text">
      <style:text-properties officeooo:rsid="007743e6"/>
    </style:style>
    <style:style style:name="T49" style:family="text">
      <style:text-properties officeooo:rsid="009ccf87"/>
    </style:style>
    <style:style style:name="T50" style:family="text">
      <style:text-properties officeooo:rsid="009f69b9"/>
    </style:style>
    <style:style style:name="T51" style:family="text">
      <style:text-properties officeooo:rsid="0112ee2f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style:style style:name="T53" style:family="text">
      <style:text-properties fo:font-size="10pt" fo:font-weight="bold" style:font-size-asian="10pt" style:font-weight-asian="bold" style:font-size-complex="10pt" style:font-weight-complex="bold"/>
    </style:style>
    <style:style style:name="T54" style:family="text">
      <style:text-properties officeooo:rsid="018ff453"/>
    </style:style>
    <style:style style:name="T55" style:family="text">
      <style:text-properties officeooo:rsid="01a8d3d8"/>
    </style:style>
    <style:style style:name="T56" style:family="text">
      <style:text-properties officeooo:rsid="01b15680"/>
    </style:style>
    <style:style style:name="T57" style:family="text">
      <style:text-properties officeooo:rsid="01b80624"/>
    </style:style>
    <style:style style:name="T58" style:family="text">
      <style:text-properties officeooo:rsid="01c6fdc7"/>
    </style:style>
    <style:style style:name="T59" style:family="text">
      <style:text-properties officeooo:rsid="01c7e7be"/>
    </style:style>
    <style:style style:name="T60" style:family="text">
      <style:text-properties officeooo:rsid="01c9ca9a"/>
    </style:style>
    <style:style style:name="T61" style:family="text">
      <style:text-properties officeooo:rsid="01d2ac2f"/>
    </style:style>
    <style:style style:name="T62" style:family="text">
      <style:text-properties officeooo:rsid="01d3642d"/>
    </style:style>
    <style:style style:name="T63" style:family="text">
      <style:text-properties officeooo:rsid="01d561b6"/>
    </style:style>
    <style:style style:name="T64" style:family="text">
      <style:text-properties officeooo:rsid="01d8b8aa"/>
    </style:style>
    <style:style style:name="T65" style:family="text">
      <style:text-properties officeooo:rsid="01e34eb0"/>
    </style:style>
    <style:style style:name="T66" style:family="text">
      <style:text-properties officeooo:rsid="01e7a2ec"/>
    </style:style>
    <style:style style:name="T67" style:family="text">
      <style:text-properties officeooo:rsid="01ed37d8"/>
    </style:style>
    <style:style style:name="T68" style:family="text">
      <style:text-properties officeooo:rsid="0263684f"/>
    </style:style>
    <style:style style:name="T69" style:family="text">
      <style:text-properties officeooo:rsid="020b3e29"/>
    </style:style>
    <style:style style:name="T70" style:family="text">
      <style:text-properties officeooo:rsid="0198a170"/>
    </style:style>
    <style:style style:name="T71" style:family="text">
      <style:text-properties officeooo:rsid="02138b65"/>
    </style:style>
    <style:style style:name="T72" style:family="text">
      <style:text-properties officeooo:rsid="002d4cf0"/>
    </style:style>
    <style:style style:name="T73" style:family="text">
      <style:text-properties officeooo:rsid="002f4af5"/>
    </style:style>
    <style:style style:name="T74" style:family="text">
      <style:text-properties officeooo:rsid="02153b2a"/>
    </style:style>
    <style:style style:name="T75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3" text:outline-level="1"><text:bookmark text:name="firstHeading"/><text:span text:style-name="T21">Python</text:span><text:span text:style-name="T23">/C2/</text:span><text:span text:style-name="T21">Plotting data </text:span><text:span text:style-name="T23">/English</text:span></text:h>
      <text:p text:style-name="P44"/>
      <text:section text:style-name="Sect1" text:name="bodyContent">
        <text:p text:style-name="P47"/>
        <text:section text:style-name="Sect1" text:name="contentSub">
          <text:p text:style-name="P46"><text:s/></text:p>
        </text:section>
      </text:section>
      <text:section text:style-name="Sect2" text:name="mw-content-text">
        <text:p text:style-name="P53"><text:span text:style-name="T22">Title of script</text:span><text:span text:style-name="T23">: </text:span><text:span text:style-name="T21"><text:s text:c="2"/></text:span><text:span text:style-name="T1">Plotting data </text:span></text:p>
        <text:p text:style-name="P45">Author: <text:span text:style-name="T49">Aditya Palaparthy</text:span></text:p>
        <text:p text:style-name="P46"><text:span text:style-name="T33">Keywords: </text:span><text:span text:style-name="T34">Python</text:span><text:span text:style-name="T33">, </text:span><text:span text:style-name="T34">IPython,</text:span><text:span text:style-name="T32"> </text:span><text:span text:style-name="T35">plot, </text:span><text:span text:style-name="T36">title, </text:span><text:span text:style-name="T37">errorbar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0">Visual Cue</text:p>
            </table:table-cell>
            <table:table-cell table:style-name="Table1.A1" office:value-type="string">
              <text:p text:style-name="P30">Narration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Text_20_body">containing title, name of the production team along with the logo of MHRD </text:p>
              <text:p text:style-name="P31"/>
            </table:table-cell>
            <table:table-cell table:style-name="Table1.A1" office:value-type="string">
              <text:p text:style-name="P37"><text:span text:style-name="T11">Hello Friends. </text:span>Welcome to the tutorial on "<text:span text:style-name="T52">Plotting data </text:span>". 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27"><text:span text:style-name="T51">O</text:span>bjectives </text:p>
              <text:p text:style-name="P31"/>
            </table:table-cell>
            <table:table-cell table:style-name="Table1.A1" office:value-type="string">
              <text:p text:style-name="P1">At the end of this tutorial, you will be able to, </text:p>
              <text:p text:style-name="P57"><text:s text:c="3"/></text:p>
              <text:list xml:id="list1864667577793212228" text:style-name="L1">
                <text:list-item>
                  <text:p text:style-name="P84">Define a <text:span text:style-name="T1">list</text:span> of <text:span text:style-name="T1">numbers</text:span>. </text:p>
                </text:list-item>
                <text:list-item text:style-override="L2">
                  <text:p text:style-name="P85"><text:span text:style-name="T55">P</text:span>erform <text:span text:style-name="T1">elementwise</text:span> squaring of the list. </text:p>
                </text:list-item>
                <text:list-item text:style-override="L2">
                  <text:p text:style-name="P85"><text:span text:style-name="T1">Plot</text:span> <text:span text:style-name="T1">data points</text:span>. </text:p>
                </text:list-item>
                <text:list-item text:style-override="L2">
                  <text:p text:style-name="P81"><text:span text:style-name="T3">P</text:span><text:span text:style-name="T1">lot</text:span> <text:span text:style-name="T1">errorbar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1">Show Slide </text:p>
              <text:p text:style-name="P31">System <text:span text:style-name="T71">Specifications</text:span> </text:p>
            </table:table-cell>
            <table:table-cell table:style-name="Table1.A4" office:value-type="string">
              <text:p text:style-name="P31">To record this tutorial, I am using </text:p>
              <text:list xml:id="list7537126900279143819" text:style-name="L3">
                <text:list-item>
                  <text:p text:style-name="P77"><text:span text:style-name="T15">Ubuntu Linux 14.04</text:span><text:span text:style-name="T11"> operating system</text:span></text:p>
                </text:list-item>
                <text:list-item>
                  <text:p text:style-name="P78"><text:span text:style-name="T31">Python</text:span> 2.7.6</text:p>
                </text:list-item>
                <text:list-item>
                  <text:p text:style-name="P77"><text:span text:style-name="T18">IPython</text:span><text:span text:style-name="T15"> </text:span><text:span text:style-name="T17">4</text:span><text:span text:style-name="T15">.</text:span><text:span text:style-name="T16">0.0</text:span></text:p>
                </text:list-item>
              </text:list>
            </table:table-cell>
          </table:table-row>
          <table:table-row table:style-name="Table1.5">
            <table:table-cell table:style-name="Table1.A1" office:value-type="string">
              <text:p text:style-name="P1">Show Slide </text:p>
              <text:p text:style-name="Text_20_body"><text:span text:style-name="T50">P</text:span>re-requisite<text:span text:style-name="T50">s</text:span> </text:p>
              <text:p text:style-name="P31"/>
            </table:table-cell>
            <table:table-cell table:style-name="Table1.A1" office:value-type="string">
              <text:p text:style-name="P42"><text:span text:style-name="T11">To </text:span><text:span text:style-name="T13">practise</text:span><text:span text:style-name="T11"> this tutorial, </text:span><text:span text:style-name="T14">you </text:span><text:span text:style-name="T11">should know how to </text:span></text:p>
              <text:list xml:id="list2966672213666184186" text:style-name="L4">
                <text:list-item>
                  <text:p text:style-name="P74"><text:span text:style-name="T30">run basic </text:span><text:span text:style-name="T10">Python </text:span><text:span text:style-name="T30">commands on the </text:span><text:span text:style-name="T10">ipython console</text:span></text:p>
                </text:list-item>
                <text:list-item>
                  <text:p text:style-name="P75"><text:span text:style-name="T30">use </text:span><text:span text:style-name="T10">Plots</text:span><text:span text:style-name="T30"> interactively</text:span></text:p>
                </text:list-item>
                <text:list-item>
                  <text:p text:style-name="P76">Embellish a <text:span text:style-name="T1">plot</text:span></text:p>
                </text:list-item>
              </text:list>
              <text:p text:style-name="P41"/>
              <text:p text:style-name="P40"><text:span text:style-name="T11">If not, </text:span><text:span text:style-name="T70">see the pre-requisite</text:span><text:span text:style-name="T11"> </text:span><text:span text:style-name="T1">Python </text:span><text:span text:style-name="T11">tutorials </text:span><text:span text:style-name="T70">on </text:span><text:span text:style-name="T11">this website.</text:span></text:p>
            </table:table-cell>
          </table:table-row>
          <table:table-row table:style-name="Table1.5">
            <table:table-cell table:style-name="Table1.A6" office:value-type="string">
              <text:p text:style-name="P7">[Terminal]</text:p>
              <text:p text:style-name="P29"><text:span text:style-name="T38">ipython --pylab</text:span><text:span text:style-name="T1"> </text:span></text:p>
            </table:table-cell>
            <table:table-cell table:style-name="Table1.A6" office:value-type="string">
              <text:p text:style-name="P58">Let us start <text:span text:style-name="T1">ipython</text:span> with <text:span text:style-name="T1">pylab</text:span> loaded. </text:p>
              <text:p text:style-name="P58"/>
              <text:p text:style-name="P58"><text:span text:style-name="T48">O</text:span>pen the <text:span text:style-name="T1">terminal</text:span> and type <text:span text:style-name="T38">ipython --pylab</text:span></text:p>
            </table:table-cell>
          </table:table-row>
          <table:table-row table:style-name="Table1.7">
            <table:table-cell table:style-name="Table1.A6" office:value-type="string">
              <text:p text:style-name="P5">[Ipython Terminal]</text:p>
              <text:p text:style-name="P18"/>
              <text:p text:style-name="P18"><text:span text:style-name="T57">l</text:span> = [0.1, 0.2, 0.3, 0.4, 0.5,0.6, 0.7, 0.8, 0.9] </text:p>
              <text:p text:style-name="P65"/>
              <text:p text:style-name="P61"><text:span text:style-name="T39">t</text:span><text:span text:style-name="T38">= [0.69, 0.90, 1.19,1.30, 1.47, 1.58, 1.77, 1.83, 1.94]</text:span></text:p>
            </table:table-cell>
            <table:table-cell table:style-name="Table1.A6" office:value-type="string">
              <text:p text:style-name="P11"><text:span text:style-name="T56">F</text:span>or a <text:span text:style-name="T1">simple pendulum length</text:span> L is <text:span text:style-name="T1">directly proportional</text:span> to the <text:span text:style-name="T1">square</text:span> of <text:span text:style-name="T1">time</text:span> T. </text:p>
              <text:p text:style-name="P11">We shall be <text:span text:style-name="T1">plotting</text:span> <text:span text:style-name="T1">L</text:span> and <text:span text:style-name="T1">T^2 values</text:span>. </text:p>
              <text:p text:style-name="P48"><text:span text:style-name="T26">First we will have to initiate </text:span><text:span text:style-name="T27">'</text:span><text:span text:style-name="T4">l</text:span><text:span text:style-name="T27">' </text:span><text:span text:style-name="T26">and </text:span><text:span text:style-name="T27">'</text:span><text:span text:style-name="T4">t</text:span><text:span text:style-name="T5">'</text:span><text:span text:style-name="T1"> values</text:span><text:span text:style-name="T26">. </text:span></text:p>
              <text:p text:style-name="P48"><text:span text:style-name="T26">We initiate them as </text:span><text:span text:style-name="T1">sequence</text:span><text:span text:style-name="T26"> of </text:span><text:span text:style-name="T1">values</text:span><text:span text:style-name="T26">. This is also called a</text:span><text:span text:style-name="T29">s</text:span><text:span text:style-name="T26"> </text:span><text:span text:style-name="T1">List</text:span><text:span text:style-name="T26">.</text:span></text:p>
              <text:p text:style-name="P51">Type </text:p>
              <text:p text:style-name="P49"><text:span text:style-name="T42">l</text:span><text:span text:style-name="T41"> = [0.1, 0.2, 0.3, 0.4, 0.5,0.6, 0.7, 0.8, 0.9] </text:span></text:p>
              <text:p text:style-name="P52"><text:soft-page-break/><text:span text:style-name="T39">t</text:span><text:span text:style-name="T40">= [0.69, 0.90, 1.19,1.30, 1.47, 1.58, 1.77, 1.83, 1.94]</text:span></text:p>
            </table:table-cell>
          </table:table-row>
          <table:table-row>
            <table:table-cell table:style-name="Table1.A1" office:value-type="string">
              <text:p text:style-name="P2">[Ipython Terminal]</text:p>
              <text:p text:style-name="P15"><text:span text:style-name="T42">t</text:span><text:span text:style-name="T41">square=square(</text:span><text:span text:style-name="T42">t</text:span><text:span text:style-name="T41">) </text:span></text:p>
              <text:p text:style-name="P70"/>
              <text:p text:style-name="P70"><text:span text:style-name="T57">t</text:span>squ<text:span text:style-name="T58">a</text:span>re</text:p>
              <text:p text:style-name="P70"/>
              <text:p text:style-name="P72">show array in terminal</text:p>
              <text:p text:style-name="P72"/>
              <text:p text:style-name="P70">array([ <text:s/>0.4761, 0.81 , 1.4161, <text:s/>1.69 , 2.1609, <text:s/>2.4964, 3.1329,</text:p>
              <text:p text:style-name="P62">3.3489, 3.7636])</text:p>
            </table:table-cell>
            <table:table-cell table:style-name="Table1.A1" office:value-type="string">
              <text:p text:style-name="P35">Now we will obtain <text:span text:style-name="T1">square</text:span> of <text:span text:style-name="T1">t </text:span>by using <text:span text:style-name="T1">function</text:span> <text:span text:style-name="T41">square</text:span>. </text:p>
              <text:p text:style-name="P36">Type </text:p>
              <text:p text:style-name="P38"><text:span text:style-name="T4">t</text:span><text:span text:style-name="T1">square=square(</text:span><text:span text:style-name="T4">t</text:span><text:span text:style-name="T1">) </text:span></text:p>
              <text:p text:style-name="P71"/>
              <text:p text:style-name="P71"><text:span text:style-name="T57">t</text:span>squ<text:span text:style-name="T58">a</text:span>re</text:p>
            </table:table-cell>
          </table:table-row>
          <table:table-row>
            <table:table-cell table:style-name="Table1.A4" office:value-type="string">
              <text:p text:style-name="P1">[Ipython Terminal]</text:p>
              <text:p text:style-name="P1"/>
              <text:p text:style-name="P62">plot(<text:span text:style-name="T59">l</text:span>,<text:span text:style-name="T59">t</text:span>square,'.') </text:p>
              <text:p text:style-name="P31"/>
            </table:table-cell>
            <table:table-cell table:style-name="Table1.A4" office:value-type="string">
              <text:p text:style-name="P34">Now to <text:span text:style-name="T1">plot L v/s T^2</text:span>, we will simply type <text:span text:style-name="T41">plot(</text:span><text:span text:style-name="T44">l</text:span><text:span text:style-name="T41">,</text:span><text:span text:style-name="T44">t</text:span><text:span text:style-name="T41">square,'.') </text:span></text:p>
            </table:table-cell>
          </table:table-row>
          <table:table-row>
            <table:table-cell table:style-name="Table1.A4" office:value-type="string">
              <text:p text:style-name="P3">[Ipython Terminal]</text:p>
              <text:p text:style-name="P14"/>
              <text:p text:style-name="P19">clf() </text:p>
              <text:p text:style-name="P63">plot(<text:span text:style-name="T59">l</text:span>,<text:span text:style-name="T59">t</text:span>square,'o')</text:p>
              <text:p text:style-name="P23"/>
            </table:table-cell>
            <table:table-cell table:style-name="Table1.A4" office:value-type="string">
              <text:p text:style-name="P24"><text:s/><text:span text:style-name="T62">Switch to </text:span><text:span text:style-name="T6">terminal</text:span><text:span text:style-name="T62"> for solution.</text:span></text:p>
              <text:p text:style-name="P24"/>
              <text:p text:style-name="P24">You can also specify <text:span text:style-name="T1">'o'</text:span> for <text:span text:style-name="T9">filled circles</text:span>.</text:p>
              <text:p text:style-name="P24"/>
              <text:p text:style-name="P24"><text:s/>For this let us clear the <text:span text:style-name="T1">plot</text:span> first. <text:span text:style-name="T60">Type </text:span><text:span text:style-name="T45">clf() </text:span><text:s/></text:p>
            </table:table-cell>
          </table:table-row>
          <table:table-row>
            <table:table-cell table:style-name="Table1.A4" office:value-type="string">
              <text:p text:style-name="P4">Show Slide <text:s/></text:p>
              <text:p text:style-name="P28"><text:span text:style-name="T61">Exercise</text:span> 1 </text:p>
            </table:table-cell>
            <table:table-cell table:style-name="Table1.A4" office:value-type="string">
              <text:p text:style-name="P25"><text:span text:style-name="T11">Pause the video. </text:span><text:span text:style-name="T12">Try</text:span><text:span text:style-name="T11"> this exercise and then resume the video</text:span></text:p>
              <text:p text:style-name="P25"/>
              <text:p text:style-name="P25"><text:span text:style-name="T1">Plot</text:span> the given <text:span text:style-name="T1">experimental data</text:span> with <text:span text:style-name="T1">large dots</text:span>. The <text:span text:style-name="T1">data</text:span> is on your screen. </text:p>
            </table:table-cell>
          </table:table-row>
          <table:table-row>
            <table:table-cell table:style-name="Table1.A4" office:value-type="string">
              <text:p text:style-name="P12">Show Slide </text:p>
              <text:p text:style-name="P50"><text:span text:style-name="T63">Exercise</text:span> 1 data </text:p>
              <text:p text:style-name="P20"/>
            </table:table-cell>
            <table:table-cell table:style-name="Table1.A4" office:value-type="string">
              <text:p text:style-name="P13"><text:span text:style-name="T54">The </text:span><text:span text:style-name="T2">error data </text:span><text:span text:style-name="T54">we will use is on your </text:span><text:span text:style-name="T2">screen</text:span><text:span text:style-name="T54">. </text:span></text:p>
            </table:table-cell>
          </table:table-row>
          <table:table-row>
            <table:table-cell table:style-name="Table1.A4" office:value-type="string">
              <text:p text:style-name="P6">[Ipython Terminal]</text:p>
              <text:p text:style-name="P1"><text:s/></text:p>
              <text:p text:style-name="P18">delta_<text:span text:style-name="T65">l</text:span>= [0.08,0.09,0.07,0.05,0.06,0.00,0.06,0.06,0.01] </text:p>
              <text:p text:style-name="P64"><text:span text:style-name="T1">delta_</text:span><text:span text:style-name="T7">t</text:span><text:span text:style-name="T1">= [0.04,0.08,0.03,0.05,0.03,0.03,0.04,0.07,0.08]</text:span></text:p>
            </table:table-cell>
            <table:table-cell table:style-name="Table1.A4" office:value-type="string">
              <text:p text:style-name="P17">We shall again <text:span text:style-name="T1">initialize</text:span> the <text:span text:style-name="T1">sequence values</text:span> in the same manner as we did for <text:span text:style-name="T64">l</text:span> and <text:span text:style-name="T64">t</text:span>. </text:p>
              <text:p text:style-name="P17"/>
              <text:p text:style-name="P26">Type <text:span text:style-name="T41">delta_</text:span><text:span text:style-name="T46">l</text:span><text:span text:style-name="T41">=[0.08,0.09,0.07,0.05,0.06,0.00,0.06,0.06,0.01] </text:span></text:p>
              <text:p text:style-name="P21"><text:span text:style-name="T1">delta_</text:span><text:span text:style-name="T7">t</text:span><text:span text:style-name="T1">= [0.04,0.08,0.03,0.05,0.03,0.03,0.04,0.07,0.08]</text:span></text:p>
            </table:table-cell>
          </table:table-row>
          <table:table-row>
            <table:table-cell table:style-name="Table1.A4" office:value-type="string">
              <text:p text:style-name="P8">[Ipython Terminal]</text:p>
              <text:p text:style-name="P39"/>
              <text:p text:style-name="P39">errorbar(<text:span text:style-name="T65">l</text:span>,<text:span text:style-name="T65">t</text:span>square,xerr=delta_<text:span text:style-name="T65">l</text:span>, yerr=delta_<text:span text:style-name="T65">t</text:span>, fmt='bo') </text:p>
              <text:p text:style-name="P39"/>
            </table:table-cell>
            <table:table-cell table:style-name="Table1.A4" office:value-type="string">
              <text:p text:style-name="P33"><text:span text:style-name="T25">Now to plot L vs T^2 with an </text:span><text:span text:style-name="T24">error bar</text:span><text:span text:style-name="T25"> we use the </text:span><text:span text:style-name="T24">function</text:span><text:span text:style-name="T25"> </text:span><text:span text:style-name="Teletype"><text:span text:style-name="T43">errorbar()</text:span></text:span><text:span text:style-name="T25">.</text:span><text:span text:style-name="T47"> </text:span></text:p>
            </table:table-cell>
          </table:table-row>
          <table:table-row>
            <table:table-cell table:style-name="Table1.A4" office:value-type="string">
              <text:p text:style-name="P9">[Ipython Terminal]</text:p>
              <text:p text:style-name="P9"/>
              <text:p text:style-name="P18">errorbar? </text:p>
            </table:table-cell>
            <table:table-cell table:style-name="Table1.A4" office:value-type="string">
              <text:p text:style-name="P1">you can explore other options to <text:span text:style-name="T1">errorbar</text:span> using the <text:span text:style-name="T1">documentation</text:span> of <text:span text:style-name="T1">errorbar</text:span>. </text:p>
            </table:table-cell>
          </table:table-row>
          <table:table-row>
            <table:table-cell table:style-name="Table1.A4" office:value-type="string">
              <text:p text:style-name="P1"/>
              <text:p text:style-name="P1">Show Slide </text:p>
              <text:p text:style-name="Text_20_body"><text:soft-page-break/>Exercise 2 </text:p>
              <text:p text:style-name="P1"/>
            </table:table-cell>
            <table:table-cell table:style-name="Table1.A4" office:value-type="string">
              <text:p text:style-name="P16"><text:span text:style-name="T11">Pause the video. </text:span><text:span text:style-name="T12">Try</text:span><text:span text:style-name="T11"> this exercise and then resume the video</text:span></text:p>
              <text:p text:style-name="P22"/>
              <text:p text:style-name="P16"><text:soft-page-break/><text:span text:style-name="T1">Plot</text:span> the given <text:span text:style-name="T1">experimental data </text:span>with <text:span text:style-name="T1">small dots</text:span>. Also include the <text:span text:style-name="T1">error</text:span> in your <text:span text:style-name="T1">plot</text:span>. <text:s/></text:p>
            </table:table-cell>
          </table:table-row>
          <table:table-row>
            <table:table-cell table:style-name="Table1.A4" office:value-type="string">
              <text:p text:style-name="P15">Show Slide </text:p>
              <text:p text:style-name="Text_20_body"><text:span text:style-name="T66">Exercise 2 data</text:span> </text:p>
            </table:table-cell>
            <table:table-cell table:style-name="Table1.A4" office:value-type="string">
              <text:p text:style-name="P46">The data is on your screen.</text:p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Text_20_body">Summary slide </text:p>
              <text:p text:style-name="P1"/>
            </table:table-cell>
            <table:table-cell table:style-name="Table1.A4" office:value-type="string">
              <text:p text:style-name="P15">This brings us to the end of this <text:span text:style-name="T1">tutorial</text:span>. In this <text:span text:style-name="T1">tutorial</text:span>, we have learn<text:span text:style-name="T69">ed</text:span> to, </text:p>
              <text:p text:style-name="P15"/>
              <text:list xml:id="list2558768973955203726" text:style-name="L5">
                <text:list-item>
                  <text:p text:style-name="P86"><text:span text:style-name="T28">D</text:span><text:span text:style-name="T26">eclare a </text:span><text:span text:style-name="T8">list</text:span><text:span text:style-name="T26"> of </text:span><text:span text:style-name="T1">numbers</text:span><text:span text:style-name="T26"> using the </text:span><text:span text:style-name="T1">function</text:span><text:span text:style-name="T26"> </text:span><text:span text:style-name="Teletype"><text:span text:style-name="T53">array</text:span></text:span><text:span text:style-name="T26">. </text:span></text:p>
                </text:list-item>
                <text:list-item text:style-override="L6">
                  <text:p text:style-name="P87"><text:span text:style-name="T28">P</text:span><text:span text:style-name="T26">erform </text:span><text:span text:style-name="T1">elementwise</text:span><text:span text:style-name="T26"> </text:span><text:span text:style-name="T1">squaring</text:span><text:span text:style-name="T26"> using the </text:span><text:span text:style-name="Teletype"><text:span text:style-name="T53">square</text:span></text:span><text:span text:style-name="T26"> </text:span><text:span text:style-name="T1">function</text:span><text:span text:style-name="T26">. </text:span></text:p>
                </text:list-item>
                <text:list-item text:style-override="L6">
                  <text:p text:style-name="P88"><text:span text:style-name="T67">U</text:span>se the various <text:span text:style-name="T1">options</text:span> available for <text:span text:style-name="T1">plotting</text:span> like <text:span text:style-name="T1">dots</text:span>,<text:span text:style-name="T1"> lines</text:span>. </text:p>
                </text:list-item>
                <text:list-item text:style-override="L6">
                  <text:p text:style-name="P82"><text:span text:style-name="T1">Plot experimental data</text:span><text:span text:style-name="T26"> such that we can also represent </text:span><text:span text:style-name="T1">error</text:span><text:span text:style-name="T26"> by using the </text:span><text:span text:style-name="Teletype"><text:span text:style-name="T53">errorbar()</text:span></text:span><text:span text:style-name="T53"> </text:span><text:span text:style-name="T1">function</text:span><text:span text:style-name="T26">. 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0">Show Slide</text:p>
              <text:p text:style-name="P55">Evaluation</text:p>
              <text:p text:style-name="P32"/>
            </table:table-cell>
            <table:table-cell table:style-name="Table1.A4" office:value-type="string">
              <text:p text:style-name="P1">Here are some self assessment questions for you to solve. </text:p>
              <text:p text:style-name="P1"/>
              <text:list xml:id="list8786045873315047629" text:style-name="L7">
                <text:list-item>
                  <text:p text:style-name="P89"><text:span text:style-name="T1">Square</text:span> the following <text:span text:style-name="T1">sequence</text:span>.<text:line-break/>distance_values=[2.1,4.6,8.72,9.03] </text:p>
                </text:list-item>
                <text:list-item text:style-override="L8">
                  <text:p text:style-name="P83">Plot L v/s T in <text:span text:style-name="T1">red pluse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Text_20_body">Solutions <text:s/></text:p>
              <text:p text:style-name="P31"/>
            </table:table-cell>
            <table:table-cell table:style-name="Table1.A4" office:value-type="string">
              <text:p text:style-name="P15">And the answers, </text:p>
              <text:p text:style-name="P15"/>
              <text:p text:style-name="P54"><text:span text:style-name="T20">1.</text:span><text:span text:style-name="T19">To square a sequence of values, we use the function </text:span><text:span text:style-name="Teletype"><text:span text:style-name="T19">square</text:span></text:span><text:span text:style-name="T19"> </text:span></text:p>
              <text:p text:style-name="P66">square(distance_values)</text:p>
              <text:p text:style-name="P50">2. We pass an additional argument stating the desired parameter </text:p>
              <text:p text:style-name="P66">plot(L, T, 'r+')</text:p>
            </table:table-cell>
          </table:table-row>
          <table:table-row>
            <table:table-cell table:style-name="Table1.A6" office:value-type="string">
              <text:p text:style-name="P59">Show Slide</text:p>
              <text:p text:style-name="P59">Forum </text:p>
            </table:table-cell>
            <table:table-cell table:style-name="Table1.A6" office:value-type="string">
              <text:p text:style-name="P69">Please post your <text:span text:style-name="T75">timed </text:span>queries <text:span text:style-name="T75">i</text:span>n this forum.</text:p>
            </table:table-cell>
          </table:table-row>
          <table:table-row>
            <table:table-cell table:style-name="Table1.A6" office:value-type="string">
              <text:p text:style-name="P60">Show Slide</text:p>
              <text:p text:style-name="P60"><text:span text:style-name="T68">Fossee </text:span>Forum </text:p>
            </table:table-cell>
            <table:table-cell table:style-name="Table1.A6" office:value-type="string">
              <text:p text:style-name="P43"><text:span text:style-name="T75">Please post your general queries</text:span> <text:span text:style-name="T72">on</text:span> Python <text:span text:style-name="T75">in</text:span> this <text:span text:style-name="T73">forum</text:span>.</text:p>
            </table:table-cell>
          </table:table-row>
          <table:table-row>
            <table:table-cell table:style-name="Table1.A6" office:value-type="string">
              <text:p text:style-name="P59"/>
              <text:p text:style-name="P59">Show Slide </text:p>
              <text:p text:style-name="P59">Textbook Companion </text:p>
            </table:table-cell>
            <table:table-cell table:style-name="Table1.A6" office:value-type="string">
              <text:p text:style-name="P59"/>
              <text:p text:style-name="P67">FOSSEE team coordinates <text:span text:style-name="T74">the </text:span>TBC project.</text:p>
            </table:table-cell>
          </table:table-row>
          <table:table-row table:style-name="Table1.24">
            <table:table-cell table:style-name="Table1.A6" office:value-type="string">
              <text:p text:style-name="P59">Show Slide</text:p>
              <text:p text:style-name="P59">Acknowledgement </text:p>
            </table:table-cell>
            <table:table-cell table:style-name="Table1.A6" office:value-type="string">
              <text:p text:style-name="P67">Spoken-tutorial is funded by NMEICT, MHRD, Govt. of India. </text:p>
              <text:p text:style-name="P80">For more details, visit this website.</text:p>
            </table:table-cell>
          </table:table-row>
          <text:soft-page-break/>
          <table:table-row table:style-name="Table1.24">
            <table:table-cell table:style-name="Table1.A6" office:value-type="string">
              <text:p text:style-name="P59">Show Slide</text:p>
              <text:p text:style-name="P59">Thank You</text:p>
            </table:table-cell>
            <table:table-cell table:style-name="Table1.A6" office:value-type="string">
              <text:p text:style-name="P90">This is _________ from IIT Bombay signing off.</text:p>
              <text:p text:style-name="P68">Thank You</text:p>
            </table:table-cell>
          </table:table-row>
        </table:table>
        <text:section text:style-name="Sect1" text:name="ContributionCredits">
          <text:h text:style-name="P56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49:31.361000000</dc:date>
    <meta:editing-duration>PT19H27M21S</meta:editing-duration>
    <meta:editing-cycles>855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4" meta:paragraph-count="127" meta:word-count="660" meta:character-count="4145" meta:non-whitespace-character-count="3541"/>
  </office:meta>
</office:document-meta>
</file>